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Thorndale" svg:font-family="Thorndale"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SunSans-Regular" svg:font-family="SunSans-Regular" style:font-family-generic="swiss" style:font-pitch="variable"/>
  </office:font-face-decls>
  <office:automatic-styles>
    <style:style style:name="P1" style:family="paragraph" style:parent-style-name="Text_20_body">
      <style:paragraph-properties fo:margin-left="-0.0102in" fo:margin-right="0in" fo:margin-top="0in" fo:margin-bottom="0in" fo:text-indent="0in" style:auto-text-indent="false"/>
      <style:text-properties fo:color="#000000" style:font-name="SunSans-Regular" fo:font-size="11pt" fo:font-weight="normal" style:font-size-asian="11pt" style:font-weight-asian="normal" style:font-size-complex="11pt" style:font-weight-complex="normal"/>
    </style:style>
    <style:style style:name="P2" style:family="paragraph" style:parent-style-name="Text_20_body">
      <style:paragraph-properties fo:margin-left="-0.0102in" fo:margin-right="0in" fo:margin-top="0in" fo:margin-bottom="0in" fo:text-indent="0in" style:auto-text-indent="false"/>
      <style:text-properties fo:color="#000000" style:font-name="SunSans-Regular" fo:font-size="11pt" fo:font-weight="normal" fo:background-color="transparent" style:font-size-asian="11pt" style:font-weight-asian="normal" style:font-size-complex="11pt" style:font-weight-complex="normal"/>
    </style:style>
    <style:style style:name="P3" style:family="paragraph" style:parent-style-name="Text_20_body">
      <style:paragraph-properties fo:margin-left="-0.0102in" fo:margin-right="0in" fo:margin-top="0in" fo:margin-bottom="0in" fo:text-indent="0in" style:auto-text-indent="false"/>
      <style:text-properties fo:font-variant="normal" fo:text-transform="none" fo:color="#000000" style:text-line-through-style="none" style:font-name="SunSans-Regular" fo:font-size="11pt" fo:font-style="normal" style:text-underline-style="none" fo:font-weight="normal" style:text-blinking="false" fo:background-color="transparent" style:font-size-asian="11pt" style:font-weight-asian="normal" style:font-size-complex="11pt" style:font-weight-complex="normal"/>
    </style:style>
    <style:style style:name="P4" style:family="paragraph" style:parent-style-name="Preformatted_20_Text">
      <style:paragraph-properties fo:margin-left="-0.0071in" fo:margin-right="0in" fo:margin-top="0in" fo:margin-bottom="0in" fo:text-indent="0in" style:auto-text-indent="false"/>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5" style:family="paragraph" style:parent-style-name="Text_20_body">
      <style:paragraph-properties fo:margin-top="0in" fo:margin-bottom="0in"/>
    </style:style>
    <style:style style:name="P6" style:family="paragraph" style:parent-style-name="Text_20_body">
      <style:paragraph-properties fo:margin-top="0in" fo:margin-bottom="0in"/>
      <style:text-properties style:font-name="SunSans-Regular" fo:font-size="11pt" style:font-size-asian="11pt" style:font-size-complex="11pt"/>
    </style:style>
    <style:style style:name="P7" style:family="paragraph" style:parent-style-name="Text_20_body">
      <style:paragraph-properties fo:margin-top="0in" fo:margin-bottom="0in"/>
      <style:text-properties style:font-name="SunSans-Regular" fo:font-size="11pt" fo:background-color="#ffff00" style:font-size-asian="11pt" style:font-size-complex="11pt"/>
    </style:style>
    <style:style style:name="P8" style:family="paragraph" style:parent-style-name="Text_20_body">
      <style:paragraph-properties fo:margin-top="0in" fo:margin-bottom="0in"/>
      <style:text-properties style:font-name="SunSans-Regular" fo:font-size="11pt" fo:background-color="transparent" style:font-size-asian="11pt" style:font-size-complex="11pt"/>
    </style:style>
    <style:style style:name="P9" style:family="paragraph" style:parent-style-name="Preformatted_20_Text">
      <style:paragraph-properties fo:margin-left="0in" fo:margin-right="0in" fo:margin-top="0in" fo:margin-bottom="0in" fo:text-align="start" style:justify-single-word="false" fo:text-indent="0in" style:auto-text-indent="false"/>
      <style:text-properties fo:font-variant="normal" fo:text-transform="none" fo:color="#000000" style:text-line-through-style="none" style:font-name="SunSans-Regular" fo:font-size="11pt" fo:font-style="normal" style:text-underline-style="none" fo:font-weight="normal" style:text-blinking="false" fo:background-color="transparent" style:font-size-asian="11pt" style:font-weight-asian="normal" style:font-size-complex="11pt" style:font-weight-complex="normal"/>
    </style:style>
    <style:style style:name="P10" style:family="paragraph" style:parent-style-name="Preformatted_20_Text">
      <style:paragraph-properties fo:margin-left="0in" fo:margin-right="0in" fo:margin-top="0in" fo:margin-bottom="0in" fo:text-indent="0in" style:auto-text-indent="false"/>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11" style:family="paragraph" style:parent-style-name="Text_20_body">
      <style:paragraph-properties fo:margin-left="0in" fo:margin-right="0in" fo:margin-top="0in" fo:margin-bottom="0in" fo:text-align="start" style:justify-single-word="false" fo:text-indent="0in" style:auto-text-indent="false"/>
      <style:text-properties fo:color="#000000" style:font-name="SunSans-Regular" fo:font-size="11pt" fo:font-weight="normal" style:font-size-asian="11pt" style:font-weight-asian="normal" style:font-size-complex="11pt" style:font-weight-complex="normal"/>
    </style:style>
    <style:style style:name="P12" style:family="paragraph" style:parent-style-name="Text_20_body">
      <style:paragraph-properties fo:margin-left="0in" fo:margin-right="0in" fo:margin-top="0in" fo:margin-bottom="0in" fo:text-indent="0in" style:auto-text-indent="false"/>
      <style:text-properties style:font-name="SunSans-Regular" fo:font-size="11pt" fo:font-weight="normal" style:font-size-asian="11pt" style:font-weight-asian="normal" style:font-size-complex="11pt" style:font-weight-complex="normal"/>
    </style:style>
    <style:style style:name="P13" style:family="paragraph" style:parent-style-name="Text_20_body">
      <style:paragraph-properties fo:margin-left="0in" fo:margin-right="0in" fo:margin-top="0in" fo:margin-bottom="0in" fo:text-indent="0in" style:auto-text-indent="false"/>
      <style:text-properties fo:font-variant="normal" fo:text-transform="none" fo:color="#000000" style:text-line-through-style="none" style:font-name="SunSans-Regular" fo:font-size="11pt" fo:font-style="normal" style:text-underline-style="none" fo:font-weight="normal" style:text-blinking="false" fo:background-color="transparent"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in" fo:line-height="85%" fo:text-align="start" style:justify-single-word="false" fo:text-indent="0in" style:auto-text-indent="false" style:text-autospace="none" style:writing-mode="lr-tb">
        <style:tab-stops/>
      </style:paragraph-properties>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15" style:family="paragraph" style:parent-style-name="Preformatted_20_Text">
      <style:paragraph-properties fo:margin-left="0.4925in" fo:margin-right="0in" fo:margin-top="0in" fo:margin-bottom="0in" fo:text-indent="0in" style:auto-text-indent="false"/>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16" style:family="paragraph" style:parent-style-name="Text_20_body">
      <style:paragraph-properties fo:margin-left="-0.0209in" fo:margin-right="0in" fo:margin-top="0in" fo:margin-bottom="0in" fo:line-height="85%" fo:text-align="start" style:justify-single-word="false" fo:text-indent="0in" style:auto-text-indent="false" style:text-autospace="none" style:writing-mode="lr-tb">
        <style:tab-stops/>
      </style:paragraph-properties>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17" style:family="paragraph" style:parent-style-name="Preformatted_20_Text">
      <style:paragraph-properties fo:margin-left="-0.0071in" fo:margin-right="0in" fo:margin-top="0in" fo:margin-bottom="0in" fo:text-indent="0in" style:auto-text-indent="false"/>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18" style:family="paragraph" style:parent-style-name="Preformatted_20_Text">
      <style:paragraph-properties fo:margin-left="0in" fo:margin-right="0in" fo:margin-top="0in" fo:margin-bottom="0in" fo:text-indent="0in" style:auto-text-indent="false"/>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19" style:family="paragraph" style:parent-style-name="Text_20_body">
      <style:paragraph-properties fo:margin-left="0in" fo:margin-right="0in" fo:margin-top="0in" fo:margin-bottom="0in" fo:text-indent="0in" style:auto-text-indent="false"/>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20" style:family="paragraph" style:parent-style-name="Text_20_body">
      <style:paragraph-properties fo:margin-left="0in" fo:margin-right="0in" fo:margin-top="0in" fo:margin-bottom="0in" fo:line-height="85%" fo:text-align="start" style:justify-single-word="false" fo:text-indent="0in" style:auto-text-indent="false" style:text-autospace="none" style:writing-mode="lr-tb">
        <style:tab-stops/>
      </style:paragraph-properties>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21" style:family="paragraph" style:parent-style-name="Text_20_body">
      <style:paragraph-properties fo:margin-left="0in" fo:margin-right="0in" fo:margin-top="0in" fo:margin-bottom="0in" fo:line-height="85%" fo:text-align="start" style:justify-single-word="false" fo:text-indent="0in" style:auto-text-indent="false" style:text-autospace="none" style:writing-mode="lr-tb">
        <style:tab-stops/>
      </style:paragraph-properties>
      <style:text-properties style:font-name="SunSans-Regular" fo:font-size="11pt" fo:font-weight="normal" fo:background-color="transparent" style:font-size-asian="11pt" style:font-weight-asian="normal" style:font-size-complex="11pt" style:font-weight-complex="normal"/>
    </style:style>
    <style:style style:name="P22" style:family="paragraph" style:parent-style-name="Text_20_body">
      <style:paragraph-properties fo:margin-left="-0.0102in" fo:margin-right="0in" fo:margin-top="0in" fo:margin-bottom="0in" fo:text-indent="0in" style:auto-text-indent="false"/>
      <style:text-properties fo:color="#000000" style:font-name="SunSans-Regular" fo:font-size="11pt" fo:font-weight="normal" style:font-size-asian="11pt" style:font-weight-asian="normal" style:font-size-complex="11pt" style:font-weight-complex="normal"/>
    </style:style>
    <style:style style:name="P23" style:family="paragraph" style:parent-style-name="Text_20_body">
      <style:paragraph-properties fo:margin-top="0in" fo:margin-bottom="0in"/>
      <style:text-properties style:font-name="SunSans-Regular" fo:font-size="11pt" style:font-size-asian="11pt" style:font-size-complex="11pt"/>
    </style:style>
    <style:style style:name="T1"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style>
    <style:style style:name="T2" style:family="text">
      <style:text-properties style:text-outline="false" style:text-line-through-style="none" fo:font-style="normal" fo:text-shadow="none" style:text-underline-style="none" fo:background-color="#ffff00" style:font-name-asian="Arial" style:font-style-asian="normal" style:font-name-complex="Arial" style:font-style-complex="normal" style:text-emphasize="none"/>
    </style:style>
    <style:style style:name="T3" style:family="text">
      <style:text-properties fo:color="#000000"/>
    </style:style>
    <style:style style:name="T4" style:family="text">
      <style:text-properties fo:font-variant="normal" fo:text-transform="none" fo:color="#000000" style:text-line-through-style="none" fo:font-style="normal" style:text-underline-style="none" style:text-blinking="false" fo:background-color="transparent"/>
    </style:style>
    <style:style style:name="T5" style:family="text">
      <style:text-properties fo:font-variant="normal" fo:text-transform="none" fo:color="#000000" style:text-outline="false" style:text-line-through-style="none" fo:letter-spacing="normal" fo:font-style="normal" fo:text-shadow="none" style:text-underline-style="none" style:letter-kerning="false" style:text-blinking="false" style:font-name-asian="Arial Narrow" style:font-style-asian="normal" style:font-name-complex="Arial Narrow" style:font-style-complex="normal"/>
    </style:style>
    <style:style style:name="T6" style:family="text">
      <style:text-properties fo:font-variant="normal" fo:text-transform="none" fo:color="#000000" style:text-outline="false" style:text-line-through-style="none" fo:letter-spacing="normal" fo:font-style="normal" fo:text-shadow="none" style:text-underline-style="none" fo:font-weight="normal" style:letter-kerning="false" style:text-blinking="false" fo:background-color="transparent" style:font-name-asian="Arial Narrow" style:font-style-asian="normal" style:font-weight-asian="normal" style:font-name-complex="Arial Narrow" style:font-style-complex="normal" style:font-weight-complex="normal"/>
    </style:style>
    <style:style style:name="T7" style:family="text">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T8" style:family="text">
      <style:text-properties style:font-name="SunSans-Regular" fo:font-size="11pt" style:font-size-asian="11pt" style:font-size-complex="11pt"/>
    </style:style>
    <style:style style:name="T9" style:family="text">
      <style:text-properties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IS ENTITLEMENT AND THE ASSOCIATED INVOICE(S) EVIDENCE YOUR PURCHASE OF THE LICENSE RIGHTS FOR THE SUN SOFTWARE INDICATED HEREIN UNDER THE TERMS OF THE SOFTWARE LICENSE AGREEMENT (“SLA”).</text:p>
      <text:p text:style-name="P11"/>
      <text:p text:style-name="P12"><text:span text:style-name="T3">Effective Date: </text:span><text:span text:style-name="T4">Invoice date plus 5 business days.</text:span></text:p>
      <text:p text:style-name="P1"/>
      <text:p text:style-name="P1">Licensee/Company Name: Per corresponding invoice(s).</text:p>
      <text:p text:style-name="P2"/>
      <text:p text:style-name="P13">Software: OpenSSO Enterprise 8. <text:s/></text:p>
      <text:p text:style-name="P3"/>
      <text:p text:style-name="P1">Part Number(s): <text:span text:style-name="T1">OPS1F-LCO-9929, OPS2F-LCO-9929, OPS3F-LCO-9929, OPS4F-LCO-9929, OPS5F-LCO-9929, OPS6F-LCO-9929</text:span></text:p>
      <text:p text:style-name="P1"/>
      <text:p text:style-name="P3">License Term: Perpetual (subject to termination under the SLA).</text:p>
      <text:p text:style-name="P3"/>
      <text:p text:style-name="P3">Licensed Unit: <text:s/>The Licensed Unit for the Software is per User, where a “User” means an individual (not a corporation or other legal entity) authorized to access the Software, identified by the individual's credentials recorded by the Software.</text:p>
      <text:p text:style-name="P3"/>
      <text:p text:style-name="P2">Licensed Unit Count: Per corresponding invoice(s).</text:p>
      <text:p text:style-name="P2"/>
      <text:p text:style-name="P16">Permitted Use: You may use the Software for Your own Commercial, Research and Instructional and Service Provider Use, subject to and conditioned on your compliance with the Additional Terms listed below: </text:p>
      <text:p text:style-name="P14"/>
      <text:p text:style-name="P14">Additional Terms: </text:p>
      <text:p text:style-name="P6"/>
      <text:p text:style-name="P5"><text:span text:style-name="T8">(1) Sun grants to You a license to use OpenSSO in accordance with the Common Development and Distribution License Version 1.0 (“CDDL”). Your use of OpenSSO is governed solely by the CDDL, and this SLA and Entitlement, or any other master terms to which You have agreed, do not apply. The text of the CDDL can be found at </text:span><text:a xlink:type="simple" xlink:href="http://www.sun.com/cddl/cddl.html"><text:span text:style-name="T8">http://www.sun.com/cddl/cddl.html</text:span></text:a><text:span text:style-name="T8">. </text:span></text:p>
      <text:p text:style-name="P6"/>
      <text:p text:style-name="P5"><text:span text:style-name="T8">(2) You may purchase a support plan that covers both the Software and OpenSSO as defined in the service list located at </text:span><text:a xlink:type="simple" xlink:href="http://www.sun.com/service/servicelist/"><text:span text:style-name="T8">http://www.sun.com/service/servicelist/</text:span></text:a><text:span text:style-name="T8">. </text:span></text:p>
      <text:p text:style-name="P7"/>
      <text:p text:style-name="P6">(3) You may not host services to Affiliated Company(s) unless their employees are included in Your number of Licensed Units. “Affiliated Company” means a legal entity over which You exercise management control, or which is under common control with You, or which has management control over You.</text:p>
      <text:p text:style-name="P6"/>
      <text:p text:style-name="P6">(4) Governmental entities are not eligible for Service Provider Use.</text:p>
      <text:p text:style-name="P8"/>
      <text:p text:style-name="P6">(5) You may use the Sample Java Classes, header files, class libraries, source files and data files contained in the Software (all or any portion, the “Development Code”) solely to create and distribute programs to interface with the Software's APIs, SPIs and SDKs. <text:s/>You may not modify the Development Code.</text:p>
      <text:p text:style-name="P6"/>
      <text:p text:style-name="P6">(6) You may modify the administration console template Java Server Pages, authentication user interface template Java Server Pages, federation template Java Server Pages, and XML files contained in the Software (all or any portion the “Graphic Interface Files”) solely to create customizations designed to interoperate with the Software and augment the intended environment for use of the Software. </text:p>
      <text:p text:style-name="P6"/>
      <text:p text:style-name="P6">(7) You will hold Sun and its licensors harmless and have no right to recover damages or seek <text:soft-page-break/>indemnification from any claims arising out of your exercise of rights provided under Additional Terms 5 and 6 above, including without limitation any claim based on failure of the Software's performance or function where such failure is related to the exercise of such rights.</text:p>
      <text:p text:style-name="P14"/>
      <text:p text:style-name="P21">(8) <text:span text:style-name="T5">Pursuant to this Entitlement, You may use Federation Management functionality for the sole purpose of exchanging security assertions with identity providers.</text:span></text:p>
      <text:p text:style-name="P4"/>
      <text:p text:style-name="P4">(9) Pursuant to this Entitlement, you may use Sun Java System Directory Server Enterprise Edition (“DSEE”) and OpenDS Standard Edition (“OpenDS”) for storage of: <text:s/></text:p>
      <text:p text:style-name="P4"/>
      <text:p text:style-name="P15">(a) a maximum of one thousand (1,000) Entries, solely to store user names, passwords, and group ID's accessed by Software's user authentication and authorization features; </text:p>
      <text:p text:style-name="P4"/>
      <text:p text:style-name="P15">(b) a maximum of one thousand (1,000) Entries, to store the configuration information required by the Software. <text:s/></text:p>
      <text:p text:style-name="P15"/>
      <text:p text:style-name="P10"><text:span text:style-name="T7">Storage of any information (including without limitation contact information and user preferences) except as otherwise explicitly provided in this Entitlement, or access to DSEE or OpenDS from other software products on a stand-alone basis, requires purchase of an appropriate Entitlement for DSEE or OpenDS.</text:span></text:p>
      <text:p text:style-name="P4"/>
      <text:p text:style-name="P4">(10) For the purposes of Additional Term No. 9, “Entries” shall mean a single distinguished name and its associated attribute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Thorndale" svg:font-family="Thorndale"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SunSans-Regular" svg:font-family="SunSan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Sparc OpenOffice.org_project/680m9$Build-9238</meta:generator>
    <meta:creation-date>2008-07-02T19:01:07</meta:creation-date>
    <dc:creator>Garrett McGonigal</dc:creator>
    <dc:date>2008-09-15T15:38:58</dc:date>
    <meta:editing-cycles>31</meta:editing-cycles>
    <meta:editing-duration>P1DT9H4M39S</meta:editing-duration>
    <meta:user-defined meta:name="Info 1"/>
    <meta:user-defined meta:name="Info 2"/>
    <meta:user-defined meta:name="Info 3"/>
    <meta:user-defined meta:name="Info 4"/>
    <meta:document-statistic meta:table-count="0" meta:image-count="0" meta:object-count="0" meta:page-count="2" meta:paragraph-count="23" meta:word-count="626" meta:character-count="4013"/>
  </office:meta>
</office:document-meta>
</file>